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WWNum1"/>
    <style:style style:name="P3" style:family="paragraph" style:parent-style-name="Text_20_body" style:list-style-name="L2"/>
    <style:style style:name="P4" style:family="paragraph" style:parent-style-name="Text_20_body" style:list-style-name="L3"/>
    <style:style style:name="P5" style:family="paragraph" style:parent-style-name="Heading_20_1"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el</text:h>
      <text:list xml:id="list1119894724" text:style-name="L2">
        <text:list-item>
          <text:p text:style-name="P3">Samen verpakken van data én metadata in een containerformaat</text:p>
        </text:list-item>
        <text:list-item>
          <text:p text:style-name="P3">Metadata in meerdere formaten</text:p>
        </text:list-item>
        <text:list-item>
          <text:p text:style-name="P3">wijzigingen in de data moet verifiëerbaar zijn</text:p>
        </text:list-item>
        <text:list-item>
          <text:p text:style-name="P3">Gebruik van open standaarden, zowel bij het verpakken als bij het formaat van de metadata.</text:p>
        </text:list-item>
        <text:list-item>
          <text:p text:style-name="P3">Container moet opgeladen worden naar een online repository.</text:p>
        </text:list-item>
        <text:list-item>
          <text:p text:style-name="P3">algemene bruikbaarheid van het containerformaat. Vele containers zijn speciaal op maat gemaakt van één soort repository.</text:p>
        </text:list-item>
      </text:list>
      <text:h text:style-name="Heading_20_1" text:outline-level="1">Bestaande software</text:h>
      <text:h text:style-name="Heading_20_3" text:outline-level="3">Verpakken van metadata en leggen van mappingen</text:h>
      <text:h text:style-name="Heading_20_5" text:outline-level="5">Delving SIP Creator<text:note text:id="ftn0"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1"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 (in de geleverde formaten), en voorziet een zoekinterface om de pakketten te ontsluiten. Om de zoekervaring te uniformiseren verplicht CultureHub dat het volgende XML-formaat wordt toegevoegd aan de lijst van XML-formaten per record: AFF (Another Fine Format).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text:soft-page-break/>Europeana SIP Creator<text:note text:id="ftn4" text:note-class="endnote"><text:note-citation>iii</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5" text:note-class="endnote"><text:note-citation>i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Library of Congress – TransferTools – BagIt<text:note text:id="ftn7" text:note-class="endnote"><text:note-citation>v</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UGent – BagKit<text:note text:id="ftn8" text:note-class="endnote"><text:note-citation>vi</text:note-citation><text:note-body><text:p text:style-name="Endnote">https://github.com/nics/BagKit</text:p></text:note-body></text:note></text:h>
      <text:p text:style-name="Text_20_body">GUI rondom de hierboven vermelde software-bibliotheek BagIt. </text:p>
      <text:h text:style-name="Heading_20_3" text:outline-level="3">Verpakken van data en metadata</text:h>
      <text:h text:style-name="Heading_20_5" text:outline-level="5">Fedora SIP Creator<text:note text:id="ftn6" text:note-class="endnote"><text:note-citation>vii</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mogelijkheid om mappingen te maken naar een ander metadata-formaat. Het voortgebrachte pakket is enkel nuttig voor ingest in een Fedora repository.</text:p>
      <text:h text:style-name="Heading_20_5" text:outline-level="5">Library of Congress – TransferTools – Bagger<text:note text:id="ftn9" text:note-class="endnote"><text:note-citation>viii</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InfoView, een grafisch paneel waarmee de metadata, opgeslagen in het bestand bag-info.txt, kan worden aangepast.</text:p>
      <text:h text:style-name="Heading_20_3" text:outline-level="3">Wijzigingen in de data verifiëerbaar maken</text:h>
      <text:p text:style-name="Text_20_body">Er zijn bestaan verschillende – algemeen beschikbare – algoritmes om wijzigingen in data op te merken. Deze algoritmes aanvaarden als input <text:soft-page-break/>binaire data, en geven een 'code' terug. Ze zijn zó gemaakt dat de wijziging van één bit in de data een andere code oplevert. Deze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Conclusies</text:h>
      <text:list xml:id="list1237957893" text:style-name="L3">
        <text:list-item>
          <text:p text:style-name="P4">METS:</text:p>
          <text:list>
            <text:list-item>
              <text:p text:style-name="P4">open standaard</text:p>
            </text:list-item>
            <text:list-item>
              <text:p text:style-name="P4">verpakt zowel metadata als data. De data kan dus in zo'n METS-document opgenomen worden, maar dat is vaak onpraktisch, omdat het document te groot, en dus onhandelbaar wordt. Meestal wordt naar de data verwezen door middel van hyperlinks, of systeempaden.</text:p>
            </text:list-item>
            <text:list-item>
              <text:p text:style-name="P4">Checksums van data kunnen bijgehouden worden, maar zijn niet verplicht.</text:p>
            </text:list-item>
          </text:list>
        </text:list-item>
        <text:list-item>
          <text:p text:style-name="P4">Bagit:</text:p>
          <text:list>
            <text:list-item>
              <text:p text:style-name="P4">open standaard</text:p>
            </text:list-item>
            <text:list-item>
              <text:p text:style-name="P4">verpakt zowel metadata als data. Verpakken van data handiger. Metadata wordt stiefmoederlijk behandelt. De bag-info.txt kan enkel een vlakke beschrijving bevatten, geen gestructureerde.</text:p>
            </text:list-item>
            <text:list-item>
              <text:p text:style-name="P4">Checksums zijn verplicht</text:p>
              <text:p text:style-name="P4"/>
            </text:list-item>
          </text:list>
        </text:list-item>
      </text:list>
      <text:p text:style-name="Text_20_body"/>
      <text:h text:style-name="Heading_20_1" text:outline-level="1">Functionaliteit in Bagger library of congress</text:h>
      <text:h text:style-name="Heading_20_3" text:outline-level="3">Beschrijving</text:h>
      <text:list xml:id="list3654543541" text:style-name="L1">
        <text:list-item>
          <text:p text:style-name="P1">Bagit aanmaken:</text:p>
          <text:list>
            <text:list-item>
              <text:p text:style-name="P1">selecteer versie van bagit. </text:p>
            </text:list-item>
            <text:list-item>
              <text:p text:style-name="P1">selecteer profiel voor bag-info.txt</text:p>
            </text:list-item>
          </text:list>
        </text:list-item>
        <text:list-item>
          <text:p text:style-name="P1">Voeg payloads en tagbestanden toe:</text:p>
          <text:list>
            <text:list-item>
              <text:p text:style-name="P1">klik op '+' boven de lijst om bestanden te selecteren</text:p>
            </text:list-item>
            <text:list-item>
              <text:p text:style-name="P1">klik op '-' om een geselecteerd bestand of map terug uit de lijst te verwijderen.</text:p>
            </text:list-item>
            <text:list-item>
              <text:p text:style-name="P1">Verplaats bestanden naar de lijst via drag and drop.</text:p>
            </text:list-item>
            <text:list-item>
              <text:p text:style-name="P1"><text:soft-page-break/>Verplaats url vanuit browser naar lijst via drag-and-drop</text:p>
            </text:list-item>
            <text:list-item>
              <text:p text:style-name="P1">men kan met andere woorden data verzamelen van verschillende bronnen, een mappenstructuur maken, </text:p>
            </text:list-item>
          </text:list>
        </text:list-item>
        <text:list-item>
          <text:p text:style-name="P1">Opslaan van bagit:</text:p>
          <text:list>
            <text:list-item>
              <text:p text:style-name="P1">kies opslagplaats</text:p>
            </text:list-item>
            <text:list-item>
              <text:p text:style-name="P1">kies seriëel (zip, tar en tar.gz) of niet-seriëel formaat (bestandsmap)</text:p>
            </text:list-item>
            <text:list-item>
              <text:p text:style-name="P1">kies checksum algoritme voor manifestbestanden.</text:p>
            </text:list-item>
            <text:list-item>
              <text:p text:style-name="P1">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1">Mappen met enkel het bestand .keep worden mee opgenomen in de payloads; lege mappen niet, conform de bagit specificatie.</text:p>
            </text:list-item>
          </text:list>
        </text:list-item>
        <text:list-item>
          <text:p text:style-name="P1">Pas de bag-info aan:</text:p>
          <text:list>
            <text:list-item>
              <text:p text:style-name="P1">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1">Profiel voor bag-info.txt:</text:p>
          <text:list>
            <text:list-item>
              <text:p text:style-name="P1">geschreven in JSON<text:note text:id="ftn2" text:note-class="endnote"><text:note-citation>ix</text:note-citation><text:note-body><text:p text:style-name="Endnote">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1">veldnaam</text:p>
                </text:list-item>
                <text:list-item>
                  <text:p text:style-name="P1">veld is vereist: ja/nee</text:p>
                </text:list-item>
                <text:list-item>
                  <text:p text:style-name="P1">verplichte waarde</text:p>
                </text:list-item>
                <text:list-item>
                  <text:p text:style-name="P1">default waarde</text:p>
                </text:list-item>
                <text:list-item>
                  <text:p text:style-name="P1">mogelijke waarden die het veld mag bevatten.</text:p>
                </text:list-item>
              </text:list>
            </text:list-item>
            <text:list-item>
              <text:p text:style-name="P1"><text:soft-page-break/>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Validatie profiel is niet noodzakelijk om de bag op te slaan. Het levert wel een waarschuwing op.</text:p>
            </text:list-item>
            <text:list-item>
              <text:p text:style-name="P1">Een extra veld “Profile Name” wordt aan de bag-info toegevoegd, en is read-only.</text:p>
            </text:list-item>
          </text:list>
        </text:list-item>
        <text:list-item>
          <text:p text:style-name="P1">Controleer of bag 'complete' is</text:p>
          <text:list>
            <text:list-item>
              <text:p text:style-name="P1">klik op het icoon 'is bag complete'.</text:p>
            </text:list-item>
            <text:list-item>
              <text:p text:style-name="P1">Controleert of alle verplichte bestanden aanwezig zijn, en alle payloads zoals opgegeven in het manifestbestand.</text:p>
            </text:list-item>
          </text:list>
        </text:list-item>
        <text:list-item>
          <text:p text:style-name="P1">Valideer bag:</text:p>
          <text:list>
            <text:list-item>
              <text:p text:style-name="P1">klik op het icoon 'validate bag'</text:p>
            </text:list-item>
            <text:list-item>
              <text:p text:style-name="P1">controleert of de bag 'complete' is, en controleert de checksums van alle payloads</text:p>
            </text:list-item>
            <text:list-item>
              <text:p text:style-name="P1">geeft een waarschuwing indien het profiel fouten opmerkt in de bag-info.</text:p>
            </text:list-item>
          </text:list>
        </text:list-item>
        <text:list-item>
          <text:p text:style-name="P1">Create Bag in Place:</text:p>
          <text:list>
            <text:list-item>
              <text:p text:style-name="P1">klik op het icoon 'create bag in place'.</text:p>
            </text:list-item>
            <text:list-item>
              <text:p text:style-name="P1">een bestandskiezer verschijnt die je toelaat een map te selecteren. De bestanden in die map worden beschouwd als de payloads van de te creëren bag.</text:p>
            </text:list-item>
            <text:list-item>
              <text:p text:style-name="P1">een seriëel formaat is niet mogelijk, enkel een eenvoudig bagit directory. </text:p>
            </text:list-item>
            <text:list-item>
              <text:p text:style-name="P1">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Console output handig om na te trekken waar het fout ging</text:p>
        </text:list-item>
        <text:list-item>
          <text:p text:style-name="P1">Mogelijkheid tot vertalen door middel van “messages” in textbestand.</text:p>
        </text:list-item>
        <text:list-item>
          <text:p text:style-name="P1">Bekijk tag files in viewer, in geformateerde modus</text:p>
        </text:list-item>
      </text:list>
      <text:h text:style-name="Heading_20_3" text:outline-level="3">Aandachtspunten</text:h>
      <text:list xml:id="list365454354" text:style-name="WWNum1">
        <text:list-item>
          <text:p text:style-name="P2">Vertalen niet overal mogelijk. Hier en daar staan nog hardgecodeerde boodschappen in het Engels.</text:p>
        </text:list-item>
        <text:list-item>
          <text:p text:style-name="P2"><text:soft-page-break/>Bestanden toevoegen is onhandig op enkele vlakken:</text:p>
          <text:list>
            <text:list-item>
              <text:p text:style-name="P2">drag-and-drop van bestanden naar de lijst lukt niet, zowel in Linux als in Windows.</text:p>
            </text:list-item>
            <text:list-item>
              <text:p text:style-name="P2">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2">Geen mogelijkheid tot samenvoegen van mappenstructuren ('mergen').</text:p>
            </text:list-item>
            <text:list-item>
              <text:p text:style-name="P2">Bestandskiezer geeft de indruk dat het mogelijk is om bestanden uit de lijst te verplaatsen via drag-and-drop, maar wanneer je een element uit de lijst verplaatst, verdwijnt hij bij het loslaten.</text:p>
            </text:list-item>
            <text:list-item>
              <text:p text:style-name="P2">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2">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2">De bestandsstructuur van de 'payloads' in de Bagger probeert de inhoud van de data directory te tonen, zoals hij er uit zal zien (indien hij nog bewaard moet worden), of hoe hij eruit ziet (indien bewaard). Het gaat met andere woorden om een lichte nabootsing van wat zich op de schijf afspeelt, of zal afspelen: men verzamelt data van verschillende bronnen, en men creëert in de Bagger een mappenstructuur, die nog niet bestaat in het besturingssysteem. Maar dat feit is niet onmiddellijk duidelijk voor de gebruiker. Als iemand iets verwijdert uit de map via het besturingssysteem, zal de Bagger dat niet opmerken. Als iemand, daarentegen, een bestand verwijdert uit de bestandsstructuur via de Bagger, dan verdwijnt dat bestand niet op de harde schijf. Een 'reload' optie lost het probleem niet op, want de mappenstructuur die afgebeeld wordt in de Bagger is – tenminste vóór het bewaren – nog onbestaande.</text:p>
        </text:list-item>
        <text:list-item>
          <text:p text:style-name="P2">Eenvoudiger zou zijn om te streven naar één-op-één-relatie tussen de bestandsstructuur in de Bagger, en die in het besturingssysteem. Het nadeel van die manier, is dat men verplicht is om de bestandsstructuur te creëren buiten de Bagger om. Maar meestal heeft men de bestandsstructuur reeds op voorhand klaar.</text:p>
        </text:list-item>
        <text:list-item>
          <text:p text:style-name="P2">Baginfo:</text:p>
          <text:list>
            <text:list-item>
              <text:p text:style-name="P2"><text:soft-page-break/>Profielen zijn bestanden, geschreven in JSON. Geen GUI<text:note text:id="ftn3" text:note-class="endnote"><text:note-citation>x</text:note-citation><text:note-body><text:p text:style-name="Endnote">Graphic User Interface (GUI)</text:p></text:note-body></text:note> om zo’n profiel aan te maken of aan te passen. Te technisch dus, hoewel de semantiek heel eenvoudig is.</text:p>
            </text:list-item>
            <text:list-item>
              <text:p text:style-name="P2">De veldnamen van het profiel verschijnen niet in de lijst van toe te voegen velden.</text:p>
            </text:list-item>
            <text:list-item>
              <text:p text:style-name="P2">Profielen niet aanpasbaar eenmaal bag geladen</text:p>
            </text:list-item>
            <text:list-item>
              <text:p text:style-name="P2">Betere feedback bij validatie profiel nodig.</text:p>
            </text:list-item>
            <text:list-item>
              <text:p text:style-name="P2">Optie bij profiel toe te voegen: opslaan bij foute profiel-validatie ja/nee.</text:p>
            </text:list-item>
            <text:list-item>
              <text:p text:style-name="P2">Bij het openen van een nieuwe bag kan het profiel gekozen worden. Niet meer daarna.</text:p>
            </text:list-item>
          </text:list>
        </text:list-item>
        <text:list-item>
          <text:p text:style-name="P2">Create bag:</text:p>
          <text:list>
            <text:list-item>
              <text:p text:style-name="P2">Bij 'create bag' wordt er niet gechekt of er een bag open staat. De open bag wordt gewoon gesloten, en wijzingen niet opgeslagen. In dat geval moet er de vraag komen of de bag niet opgeslaan moet worden. </text:p>
            </text:list-item>
          </text:list>
        </text:list-item>
        <text:list-item>
          <text:p text:style-name="P2">Bag in place:</text:p>
          <text:list>
            <text:list-item>
              <text:p text:style-name="P2">Zou net als bij 'create bag' een waarschuwing moeten geven wanneer een openstaande bag gesloten wordt.</text:p>
            </text:list-item>
          </text:list>
        </text:list-item>
        <text:list-item>
          <text:p text:style-name="P2">Holey bag:</text:p>
          <text:list>
            <text:list-item>
              <text:p text:style-name="P2">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2">verwarrend: je selecteert eerst bestanden uit het bestandsysteem, of uit je browser, om dan vervolgens aan te geven dat ze niet op je lokale schijf staan, maar elders.</text:p>
            </text:list-item>
            <text:list-item>
              <text:p text:style-name="P2">Misschien beter:</text:p>
              <text:list>
                <text:list-item>
                  <text:p text:style-name="P2">make holey (maak je volledige bag holey)</text:p>
                </text:list-item>
                <text:list-item>
                  <text:p text:style-name="P2">voeg extern bestand toe (url)</text:p>
                </text:list-item>
              </text:list>
            </text:list-item>
          </text:list>
        </text:list-item>
      </text:list>
      <text:h text:style-name="Heading_20_3" text:outline-level="3">TODO</text:h>
      <text:list xml:id="list194553635" text:continue-numbering="true" text:style-name="WWNum1">
        <text:list-item>
          <text:p text:style-name="P2">Vertalen naar Nederlands via configuratiebestand messages.properties.</text:p>
        </text:list-item>
        <text:list-item>
          <text:p text:style-name="P2">Metadata:</text:p>
          <text:list>
            <text:list-item>
              <text:p text:style-name="P2">Toevoegen metadatabestanden via bestandslijst zoals er reeds bestaat voor de payloads en de tagbestanden.</text:p>
            </text:list-item>
            <text:list-item>
              <text:p text:style-name="P2"><text:soft-page-break/>Validatie metadatabestanden aan bestaande standaarden (EAD, MODS, Dublin Core, MADS en Premis).</text:p>
            </text:list-item>
            <text:list-item>
              <text:p text:style-name="P2">Automatische generatie van mets.xml op basis van de bag-info.txt, manifest-m5.txt en meegeleverde metadata. Meegeleverde mets.xml wordt aangevuld. </text:p>
            </text:list-item>
          </text:list>
        </text:list-item>
        <text:list-item>
          <text:p text:style-name="P2">Bestanden:</text:p>
          <text:list>
            <text:list-item>
              <text:p text:style-name="P2">Bestandsherkenning, en controles op bestandstype.</text:p>
            </text:list-item>
            <text:list-item>
              <text:p text:style-name="P2">Opkuisen van bestandsnamen, i.e. verwijderen van tekens uit de namen die de overdracht van bestanden kan bemoeilijken. vb. spaties vervangen door underscores.</text:p>
            </text:list-item>
            <text:list-item>
              <text:p text:style-name="P2">Bestanden hernoemen volgens patronen (en het gebruiksvriendelijk houden). Die renamer moet automatiseren wat men ook handmatig kan doen.</text:p>
            </text:list-item>
          </text:list>
        </text:list-item>
        <text:list-item>
          <text:p text:style-name="P2">Opladen van een bagit naar een externe repository.</text:p>
        </text:list-item>
        <text:list-item>
          <text:p text:style-name="P2">Profielen bag-info.txt aanmaken via GUI.</text:p>
        </text:list-item>
        <text:list-item>
          <text:p text:style-name="P2">(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Endnote" style:family="paragraph" style:parent-style-name="Standard" style:class="extra">
      <style:paragraph-properties fo:margin="100%"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226</meta:editing-cycles>
    <meta:creation-date>2012-06-17T20:32:00</meta:creation-date>
    <dc:date>2012-07-31T22:47:55</dc:date>
    <meta:editing-duration>PT7H37M30S</meta:editing-duration>
    <meta:generator>LibreOffice/3.5$Linux_x86 LibreOffice_project/350m1$Build-2</meta:generator>
    <meta:document-statistic meta:table-count="0" meta:image-count="0" meta:object-count="0" meta:page-count="9" meta:paragraph-count="139" meta:word-count="2282" meta:character-count="14353" meta:non-whitespace-character-count="12565"/>
    <meta:template xlink:type="simple" xlink:actuate="onRequest" xlink:title="Normal.dotm" xlink:href=""/>
  </office:meta>
</office:document-meta>
</file>